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00423_1417benchma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1" calcext:value-type="float">
            <text:p>1</text:p>
          </table:table-cell>
          <table:table-cell office:value-type="float" office:value="6556695" calcext:value-type="float">
            <text:p>6556695</text:p>
          </table:table-cell>
          <table:table-cell/>
          <table:table-cell office:value-type="string" calcext:value-type="string">
            <text:p>vs old</text:p>
          </table:table-cell>
          <table:table-cell office:value-type="string" calcext:value-type="string">
            <text:p>simple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1" calcext:value-type="float">
            <text:p>1</text:p>
          </table:table-cell>
          <table:table-cell office:value-type="float" office:value="13458880" calcext:value-type="float">
            <text:p>13458880</text:p>
          </table:table-cell>
          <table:table-cell/>
          <table:table-cell table:formula="of:=[.E1]-[.L1]" office:value-type="float" office:value="-6902185" calcext:value-type="float">
            <text:p>-6902185</text:p>
          </table:table-cell>
          <table:table-cell table:formula="of:=[.N1]/1000000" office:value-type="float" office:value="-6.902185" calcext:value-type="float">
            <text:p>-6,902185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1" calcext:value-type="float">
            <text:p>1</text:p>
          </table:table-cell>
          <table:table-cell office:value-type="float" office:value="6171356" calcext:value-type="float">
            <text:p>6171356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1" calcext:value-type="float">
            <text:p>1</text:p>
          </table:table-cell>
          <table:table-cell office:value-type="float" office:value="9166117" calcext:value-type="float">
            <text:p>9166117</text:p>
          </table:table-cell>
          <table:table-cell/>
          <table:table-cell table:formula="of:=[.E2]-[.L2]" office:value-type="float" office:value="-2994761" calcext:value-type="float">
            <text:p>-2994761</text:p>
          </table:table-cell>
          <table:table-cell table:formula="of:=[.N2]/1000000" office:value-type="float" office:value="-2.994761" calcext:value-type="float">
            <text:p>-2,994761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0534063" calcext:value-type="float">
            <text:p>10534063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1554578" calcext:value-type="float">
            <text:p>21554578</text:p>
          </table:table-cell>
          <table:table-cell/>
          <table:table-cell table:formula="of:=[.E3]-[.L3]" office:value-type="float" office:value="-11020515" calcext:value-type="float">
            <text:p>-11020515</text:p>
          </table:table-cell>
          <table:table-cell table:formula="of:=[.N3]/1000000" office:value-type="float" office:value="-11.020515" calcext:value-type="float">
            <text:p>-11,020515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9951575" calcext:value-type="float">
            <text:p>9951575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4822074" calcext:value-type="float">
            <text:p>14822074</text:p>
          </table:table-cell>
          <table:table-cell/>
          <table:table-cell table:formula="of:=[.E4]-[.L4]" office:value-type="float" office:value="-4870499" calcext:value-type="float">
            <text:p>-4870499</text:p>
          </table:table-cell>
          <table:table-cell table:formula="of:=[.N4]/1000000" office:value-type="float" office:value="-4.870499" calcext:value-type="float">
            <text:p>-4,870499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7594019" calcext:value-type="float">
            <text:p>7594019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16009283" calcext:value-type="float">
            <text:p>16009283</text:p>
          </table:table-cell>
          <table:table-cell/>
          <table:table-cell table:formula="of:=[.E5]-[.L5]" office:value-type="float" office:value="-8415264" calcext:value-type="float">
            <text:p>-8415264</text:p>
          </table:table-cell>
          <table:table-cell table:formula="of:=[.N5]/1000000" office:value-type="float" office:value="-8.415264" calcext:value-type="float">
            <text:p>-8,415264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6992415" calcext:value-type="float">
            <text:p>6992415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11055799" calcext:value-type="float">
            <text:p>11055799</text:p>
          </table:table-cell>
          <table:table-cell/>
          <table:table-cell table:formula="of:=[.E6]-[.L6]" office:value-type="float" office:value="-4063384" calcext:value-type="float">
            <text:p>-4063384</text:p>
          </table:table-cell>
          <table:table-cell table:formula="of:=[.N6]/1000000" office:value-type="float" office:value="-4.063384" calcext:value-type="float">
            <text:p>-4,063384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" calcext:value-type="float">
            <text:p>1</text:p>
          </table:table-cell>
          <table:table-cell office:value-type="float" office:value="105265" calcext:value-type="float">
            <text:p>105265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" calcext:value-type="float">
            <text:p>1</text:p>
          </table:table-cell>
          <table:table-cell office:value-type="float" office:value="269637" calcext:value-type="float">
            <text:p>269637</text:p>
          </table:table-cell>
          <table:table-cell/>
          <table:table-cell table:formula="of:=[.E7]-[.L7]" office:value-type="float" office:value="-164372" calcext:value-type="float">
            <text:p>-164372</text:p>
          </table:table-cell>
          <table:table-cell table:formula="of:=[.N7]/1000000" office:value-type="float" office:value="-0.164372" calcext:value-type="float">
            <text:p>-0,164372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" calcext:value-type="float">
            <text:p>1</text:p>
          </table:table-cell>
          <table:table-cell office:value-type="float" office:value="105067" calcext:value-type="float">
            <text:p>105067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" calcext:value-type="float">
            <text:p>1</text:p>
          </table:table-cell>
          <table:table-cell office:value-type="float" office:value="221359" calcext:value-type="float">
            <text:p>221359</text:p>
          </table:table-cell>
          <table:table-cell/>
          <table:table-cell table:formula="of:=[.E8]-[.L8]" office:value-type="float" office:value="-116292" calcext:value-type="float">
            <text:p>-116292</text:p>
          </table:table-cell>
          <table:table-cell table:formula="of:=[.N8]/1000000" office:value-type="float" office:value="-0.116292" calcext:value-type="float">
            <text:p>-0,116292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" calcext:value-type="float">
            <text:p>1</text:p>
          </table:table-cell>
          <table:table-cell office:value-type="float" office:value="3693" calcext:value-type="float">
            <text:p>3693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" calcext:value-type="float">
            <text:p>1</text:p>
          </table:table-cell>
          <table:table-cell office:value-type="float" office:value="10336" calcext:value-type="float">
            <text:p>10336</text:p>
          </table:table-cell>
          <table:table-cell/>
          <table:table-cell table:formula="of:=[.E9]-[.L9]" office:value-type="float" office:value="-6643" calcext:value-type="float">
            <text:p>-6643</text:p>
          </table:table-cell>
          <table:table-cell table:formula="of:=[.N9]/1000000" office:value-type="float" office:value="-0.006643" calcext:value-type="float">
            <text:p>-0,006643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" calcext:value-type="float">
            <text:p>1</text:p>
          </table:table-cell>
          <table:table-cell office:value-type="float" office:value="5669" calcext:value-type="float">
            <text:p>5669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" calcext:value-type="float">
            <text:p>1</text:p>
          </table:table-cell>
          <table:table-cell office:value-type="float" office:value="14865" calcext:value-type="float">
            <text:p>14865</text:p>
          </table:table-cell>
          <table:table-cell/>
          <table:table-cell table:formula="of:=[.E10]-[.L10]" office:value-type="float" office:value="-9196" calcext:value-type="float">
            <text:p>-9196</text:p>
          </table:table-cell>
          <table:table-cell table:formula="of:=[.N10]/1000000" office:value-type="float" office:value="-0.009196" calcext:value-type="float">
            <text:p>-0,009196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286462" calcext:value-type="float">
            <text:p>286462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744623" calcext:value-type="float">
            <text:p>744623</text:p>
          </table:table-cell>
          <table:table-cell/>
          <table:table-cell table:formula="of:=[.E11]-[.L11]" office:value-type="float" office:value="-458161" calcext:value-type="float">
            <text:p>-458161</text:p>
          </table:table-cell>
          <table:table-cell table:formula="of:=[.N11]/1000000" office:value-type="float" office:value="-0.458161" calcext:value-type="float">
            <text:p>-0,458161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250976" calcext:value-type="float">
            <text:p>250976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473511" calcext:value-type="float">
            <text:p>473511</text:p>
          </table:table-cell>
          <table:table-cell/>
          <table:table-cell table:formula="of:=[.E12]-[.L12]" office:value-type="float" office:value="-222535" calcext:value-type="float">
            <text:p>-222535</text:p>
          </table:table-cell>
          <table:table-cell table:formula="of:=[.N12]/1000000" office:value-type="float" office:value="-0.222535" calcext:value-type="float">
            <text:p>-0,222535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379976" calcext:value-type="float">
            <text:p>5379976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0683590" calcext:value-type="float">
            <text:p>10683590</text:p>
          </table:table-cell>
          <table:table-cell/>
          <table:table-cell table:formula="of:=[.E13]-[.L13]" office:value-type="float" office:value="-5303614" calcext:value-type="float">
            <text:p>-5303614</text:p>
          </table:table-cell>
          <table:table-cell table:formula="of:=[.N13]/1000000" office:value-type="float" office:value="-5.303614" calcext:value-type="float">
            <text:p>-5,303614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028028" calcext:value-type="float">
            <text:p>5028028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7666832" calcext:value-type="float">
            <text:p>7666832</text:p>
          </table:table-cell>
          <table:table-cell/>
          <table:table-cell table:formula="of:=[.E14]-[.L14]" office:value-type="float" office:value="-2638804" calcext:value-type="float">
            <text:p>-2638804</text:p>
          </table:table-cell>
          <table:table-cell table:formula="of:=[.N14]/1000000" office:value-type="float" office:value="-2.638804" calcext:value-type="float">
            <text:p>-2,638804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6836" calcext:value-type="float">
            <text:p>16836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3604" calcext:value-type="float">
            <text:p>43604</text:p>
          </table:table-cell>
          <table:table-cell/>
          <table:table-cell table:formula="of:=[.E15]-[.L15]" office:value-type="float" office:value="-26768" calcext:value-type="float">
            <text:p>-26768</text:p>
          </table:table-cell>
          <table:table-cell table:formula="of:=[.N15]/1000000" office:value-type="float" office:value="-0.026768" calcext:value-type="float">
            <text:p>-0,026768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9955" calcext:value-type="float">
            <text:p>19955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3047" calcext:value-type="float">
            <text:p>43047</text:p>
          </table:table-cell>
          <table:table-cell/>
          <table:table-cell table:formula="of:=[.E16]-[.L16]" office:value-type="float" office:value="-23092" calcext:value-type="float">
            <text:p>-23092</text:p>
          </table:table-cell>
          <table:table-cell table:formula="of:=[.N16]/1000000" office:value-type="float" office:value="-0.023092" calcext:value-type="float">
            <text:p>-0,023092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4652" calcext:value-type="float">
            <text:p>24652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66619" calcext:value-type="float">
            <text:p>66619</text:p>
          </table:table-cell>
          <table:table-cell/>
          <table:table-cell table:formula="of:=[.E17]-[.L17]" office:value-type="float" office:value="-41967" calcext:value-type="float">
            <text:p>-41967</text:p>
          </table:table-cell>
          <table:table-cell table:formula="of:=[.N17]/1000000" office:value-type="float" office:value="-0.041967" calcext:value-type="float">
            <text:p>-0,041967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5971" calcext:value-type="float">
            <text:p>25971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1260" calcext:value-type="float">
            <text:p>51260</text:p>
          </table:table-cell>
          <table:table-cell/>
          <table:table-cell table:formula="of:=[.E18]-[.L18]" office:value-type="float" office:value="-25289" calcext:value-type="float">
            <text:p>-25289</text:p>
          </table:table-cell>
          <table:table-cell table:formula="of:=[.N18]/1000000" office:value-type="float" office:value="-0.025289" calcext:value-type="float">
            <text:p>-0,025289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2138" calcext:value-type="float">
            <text:p>32138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91449" calcext:value-type="float">
            <text:p>91449</text:p>
          </table:table-cell>
          <table:table-cell/>
          <table:table-cell table:formula="of:=[.E19]-[.L19]" office:value-type="float" office:value="-59311" calcext:value-type="float">
            <text:p>-59311</text:p>
          </table:table-cell>
          <table:table-cell table:formula="of:=[.N19]/1000000" office:value-type="float" office:value="-0.059311" calcext:value-type="float">
            <text:p>-0,059311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5165" calcext:value-type="float">
            <text:p>35165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68501" calcext:value-type="float">
            <text:p>68501</text:p>
          </table:table-cell>
          <table:table-cell/>
          <table:table-cell table:formula="of:=[.E20]-[.L20]" office:value-type="float" office:value="-33336" calcext:value-type="float">
            <text:p>-33336</text:p>
          </table:table-cell>
          <table:table-cell table:formula="of:=[.N20]/1000000" office:value-type="float" office:value="-0.033336" calcext:value-type="float">
            <text:p>-0,033336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4021" calcext:value-type="float">
            <text:p>44021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05080" calcext:value-type="float">
            <text:p>105080</text:p>
          </table:table-cell>
          <table:table-cell/>
          <table:table-cell table:formula="of:=[.E21]-[.L21]" office:value-type="float" office:value="-61059" calcext:value-type="float">
            <text:p>-61059</text:p>
          </table:table-cell>
          <table:table-cell table:formula="of:=[.N21]/1000000" office:value-type="float" office:value="-0.061059" calcext:value-type="float">
            <text:p>-0,061059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9564" calcext:value-type="float">
            <text:p>39564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71204" calcext:value-type="float">
            <text:p>71204</text:p>
          </table:table-cell>
          <table:table-cell/>
          <table:table-cell table:formula="of:=[.E22]-[.L22]" office:value-type="float" office:value="-31640" calcext:value-type="float">
            <text:p>-31640</text:p>
          </table:table-cell>
          <table:table-cell table:formula="of:=[.N22]/1000000" office:value-type="float" office:value="-0.03164" calcext:value-type="float">
            <text:p>-0,03164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6303" calcext:value-type="float">
            <text:p>46303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44616" calcext:value-type="float">
            <text:p>144616</text:p>
          </table:table-cell>
          <table:table-cell/>
          <table:table-cell table:formula="of:=[.E23]-[.L23]" office:value-type="float" office:value="-98313" calcext:value-type="float">
            <text:p>-98313</text:p>
          </table:table-cell>
          <table:table-cell table:formula="of:=[.N23]/1000000" office:value-type="float" office:value="-0.098313" calcext:value-type="float">
            <text:p>-0,098313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6500" calcext:value-type="float">
            <text:p>46500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81458" calcext:value-type="float">
            <text:p>81458</text:p>
          </table:table-cell>
          <table:table-cell/>
          <table:table-cell table:formula="of:=[.E24]-[.L24]" office:value-type="float" office:value="-34958" calcext:value-type="float">
            <text:p>-34958</text:p>
          </table:table-cell>
          <table:table-cell table:formula="of:=[.N24]/1000000" office:value-type="float" office:value="-0.034958" calcext:value-type="float">
            <text:p>-0,034958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9347" calcext:value-type="float">
            <text:p>59347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63478" calcext:value-type="float">
            <text:p>163478</text:p>
          </table:table-cell>
          <table:table-cell/>
          <table:table-cell table:formula="of:=[.E25]-[.L25]" office:value-type="float" office:value="-104131" calcext:value-type="float">
            <text:p>-104131</text:p>
          </table:table-cell>
          <table:table-cell table:formula="of:=[.N25]/1000000" office:value-type="float" office:value="-0.104131" calcext:value-type="float">
            <text:p>-0,104131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4124" calcext:value-type="float">
            <text:p>54124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99325" calcext:value-type="float">
            <text:p>99325</text:p>
          </table:table-cell>
          <table:table-cell/>
          <table:table-cell table:formula="of:=[.E26]-[.L26]" office:value-type="float" office:value="-45201" calcext:value-type="float">
            <text:p>-45201</text:p>
          </table:table-cell>
          <table:table-cell table:formula="of:=[.N26]/1000000" office:value-type="float" office:value="-0.045201" calcext:value-type="float">
            <text:p>-0,045201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63201" calcext:value-type="float">
            <text:p>63201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73191" calcext:value-type="float">
            <text:p>173191</text:p>
          </table:table-cell>
          <table:table-cell/>
          <table:table-cell table:formula="of:=[.E27]-[.L27]" office:value-type="float" office:value="-109990" calcext:value-type="float">
            <text:p>-109990</text:p>
          </table:table-cell>
          <table:table-cell table:formula="of:=[.N27]/1000000" office:value-type="float" office:value="-0.10999" calcext:value-type="float">
            <text:p>-0,10999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7465" calcext:value-type="float">
            <text:p>57465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25679" calcext:value-type="float">
            <text:p>125679</text:p>
          </table:table-cell>
          <table:table-cell/>
          <table:table-cell table:formula="of:=[.E28]-[.L28]" office:value-type="float" office:value="-68214" calcext:value-type="float">
            <text:p>-68214</text:p>
          </table:table-cell>
          <table:table-cell table:formula="of:=[.N28]/1000000" office:value-type="float" office:value="-0.068214" calcext:value-type="float">
            <text:p>-0,068214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68294" calcext:value-type="float">
            <text:p>68294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10871" calcext:value-type="float">
            <text:p>210871</text:p>
          </table:table-cell>
          <table:table-cell/>
          <table:table-cell table:formula="of:=[.E29]-[.L29]" office:value-type="float" office:value="-142577" calcext:value-type="float">
            <text:p>-142577</text:p>
          </table:table-cell>
          <table:table-cell table:formula="of:=[.N29]/1000000" office:value-type="float" office:value="-0.142577" calcext:value-type="float">
            <text:p>-0,142577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72589" calcext:value-type="float">
            <text:p>72589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26533" calcext:value-type="float">
            <text:p>126533</text:p>
          </table:table-cell>
          <table:table-cell/>
          <table:table-cell table:formula="of:=[.E30]-[.L30]" office:value-type="float" office:value="-53944" calcext:value-type="float">
            <text:p>-53944</text:p>
          </table:table-cell>
          <table:table-cell table:formula="of:=[.N30]/1000000" office:value-type="float" office:value="-0.053944" calcext:value-type="float">
            <text:p>-0,053944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76770" calcext:value-type="float">
            <text:p>76770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36201" calcext:value-type="float">
            <text:p>236201</text:p>
          </table:table-cell>
          <table:table-cell/>
          <table:table-cell table:formula="of:=[.E31]-[.L31]" office:value-type="float" office:value="-159431" calcext:value-type="float">
            <text:p>-159431</text:p>
          </table:table-cell>
          <table:table-cell table:formula="of:=[.N31]/1000000" office:value-type="float" office:value="-0.159431" calcext:value-type="float">
            <text:p>-0,159431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76861" calcext:value-type="float">
            <text:p>76861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46821" calcext:value-type="float">
            <text:p>146821</text:p>
          </table:table-cell>
          <table:table-cell/>
          <table:table-cell table:formula="of:=[.E32]-[.L32]" office:value-type="float" office:value="-69960" calcext:value-type="float">
            <text:p>-69960</text:p>
          </table:table-cell>
          <table:table-cell table:formula="of:=[.N32]/1000000" office:value-type="float" office:value="-0.06996" calcext:value-type="float">
            <text:p>-0,06996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91441" calcext:value-type="float">
            <text:p>91441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65794" calcext:value-type="float">
            <text:p>265794</text:p>
          </table:table-cell>
          <table:table-cell/>
          <table:table-cell table:formula="of:=[.E33]-[.L33]" office:value-type="float" office:value="-174353" calcext:value-type="float">
            <text:p>-174353</text:p>
          </table:table-cell>
          <table:table-cell table:formula="of:=[.N33]/1000000" office:value-type="float" office:value="-0.174353" calcext:value-type="float">
            <text:p>-0,174353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91748" calcext:value-type="float">
            <text:p>91748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73356" calcext:value-type="float">
            <text:p>173356</text:p>
          </table:table-cell>
          <table:table-cell/>
          <table:table-cell table:formula="of:=[.E34]-[.L34]" office:value-type="float" office:value="-81608" calcext:value-type="float">
            <text:p>-81608</text:p>
          </table:table-cell>
          <table:table-cell table:formula="of:=[.N34]/1000000" office:value-type="float" office:value="-0.081608" calcext:value-type="float">
            <text:p>-0,081608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13677" calcext:value-type="float">
            <text:p>113677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80431" calcext:value-type="float">
            <text:p>280431</text:p>
          </table:table-cell>
          <table:table-cell/>
          <table:table-cell table:formula="of:=[.E35]-[.L35]" office:value-type="float" office:value="-166754" calcext:value-type="float">
            <text:p>-166754</text:p>
          </table:table-cell>
          <table:table-cell table:formula="of:=[.N35]/1000000" office:value-type="float" office:value="-0.166754" calcext:value-type="float">
            <text:p>-0,166754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87263" calcext:value-type="float">
            <text:p>87263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79898" calcext:value-type="float">
            <text:p>179898</text:p>
          </table:table-cell>
          <table:table-cell/>
          <table:table-cell table:formula="of:=[.E36]-[.L36]" office:value-type="float" office:value="-92635" calcext:value-type="float">
            <text:p>-92635</text:p>
          </table:table-cell>
          <table:table-cell table:formula="of:=[.N36]/1000000" office:value-type="float" office:value="-0.092635" calcext:value-type="float">
            <text:p>-0,092635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09054" calcext:value-type="float">
            <text:p>109054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29280" calcext:value-type="float">
            <text:p>329280</text:p>
          </table:table-cell>
          <table:table-cell/>
          <table:table-cell table:formula="of:=[.E37]-[.L37]" office:value-type="float" office:value="-220226" calcext:value-type="float">
            <text:p>-220226</text:p>
          </table:table-cell>
          <table:table-cell table:formula="of:=[.N37]/1000000" office:value-type="float" office:value="-0.220226" calcext:value-type="float">
            <text:p>-0,220226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07250" calcext:value-type="float">
            <text:p>107250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86743" calcext:value-type="float">
            <text:p>186743</text:p>
          </table:table-cell>
          <table:table-cell/>
          <table:table-cell table:formula="of:=[.E38]-[.L38]" office:value-type="float" office:value="-79493" calcext:value-type="float">
            <text:p>-79493</text:p>
          </table:table-cell>
          <table:table-cell table:formula="of:=[.N38]/1000000" office:value-type="float" office:value="-0.079493" calcext:value-type="float">
            <text:p>-0,079493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19292" calcext:value-type="float">
            <text:p>119292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24288" calcext:value-type="float">
            <text:p>324288</text:p>
          </table:table-cell>
          <table:table-cell/>
          <table:table-cell table:formula="of:=[.E39]-[.L39]" office:value-type="float" office:value="-204996" calcext:value-type="float">
            <text:p>-204996</text:p>
          </table:table-cell>
          <table:table-cell table:formula="of:=[.N39]/1000000" office:value-type="float" office:value="-0.204996" calcext:value-type="float">
            <text:p>-0,204996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10657" calcext:value-type="float">
            <text:p>110657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01221" calcext:value-type="float">
            <text:p>201221</text:p>
          </table:table-cell>
          <table:table-cell/>
          <table:table-cell table:formula="of:=[.E40]-[.L40]" office:value-type="float" office:value="-90564" calcext:value-type="float">
            <text:p>-90564</text:p>
          </table:table-cell>
          <table:table-cell table:formula="of:=[.N40]/1000000" office:value-type="float" office:value="-0.090564" calcext:value-type="float">
            <text:p>-0,090564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23840" calcext:value-type="float">
            <text:p>123840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90833" calcext:value-type="float">
            <text:p>390833</text:p>
          </table:table-cell>
          <table:table-cell/>
          <table:table-cell table:formula="of:=[.E41]-[.L41]" office:value-type="float" office:value="-266993" calcext:value-type="float">
            <text:p>-266993</text:p>
          </table:table-cell>
          <table:table-cell table:formula="of:=[.N41]/1000000" office:value-type="float" office:value="-0.266993" calcext:value-type="float">
            <text:p>-0,266993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21964" calcext:value-type="float">
            <text:p>121964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23411" calcext:value-type="float">
            <text:p>223411</text:p>
          </table:table-cell>
          <table:table-cell/>
          <table:table-cell table:formula="of:=[.E42]-[.L42]" office:value-type="float" office:value="-101447" calcext:value-type="float">
            <text:p>-101447</text:p>
          </table:table-cell>
          <table:table-cell table:formula="of:=[.N42]/1000000" office:value-type="float" office:value="-0.101447" calcext:value-type="float">
            <text:p>-0,101447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53550" calcext:value-type="float">
            <text:p>153550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67970" calcext:value-type="float">
            <text:p>367970</text:p>
          </table:table-cell>
          <table:table-cell/>
          <table:table-cell table:formula="of:=[.E43]-[.L43]" office:value-type="float" office:value="-214420" calcext:value-type="float">
            <text:p>-214420</text:p>
          </table:table-cell>
          <table:table-cell table:formula="of:=[.N43]/1000000" office:value-type="float" office:value="-0.21442" calcext:value-type="float">
            <text:p>-0,21442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37695" calcext:value-type="float">
            <text:p>137695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32240" calcext:value-type="float">
            <text:p>232240</text:p>
          </table:table-cell>
          <table:table-cell/>
          <table:table-cell table:formula="of:=[.E44]-[.L44]" office:value-type="float" office:value="-94545" calcext:value-type="float">
            <text:p>-94545</text:p>
          </table:table-cell>
          <table:table-cell table:formula="of:=[.N44]/1000000" office:value-type="float" office:value="-0.094545" calcext:value-type="float">
            <text:p>-0,094545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67331" calcext:value-type="float">
            <text:p>167331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39398" calcext:value-type="float">
            <text:p>439398</text:p>
          </table:table-cell>
          <table:table-cell/>
          <table:table-cell table:formula="of:=[.E45]-[.L45]" office:value-type="float" office:value="-272067" calcext:value-type="float">
            <text:p>-272067</text:p>
          </table:table-cell>
          <table:table-cell table:formula="of:=[.N45]/1000000" office:value-type="float" office:value="-0.272067" calcext:value-type="float">
            <text:p>-0,272067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27405" calcext:value-type="float">
            <text:p>127405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50494" calcext:value-type="float">
            <text:p>250494</text:p>
          </table:table-cell>
          <table:table-cell/>
          <table:table-cell table:formula="of:=[.E46]-[.L46]" office:value-type="float" office:value="-123089" calcext:value-type="float">
            <text:p>-123089</text:p>
          </table:table-cell>
          <table:table-cell table:formula="of:=[.N46]/1000000" office:value-type="float" office:value="-0.123089" calcext:value-type="float">
            <text:p>-0,123089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46995" calcext:value-type="float">
            <text:p>146995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69159" calcext:value-type="float">
            <text:p>469159</text:p>
          </table:table-cell>
          <table:table-cell/>
          <table:table-cell table:formula="of:=[.E47]-[.L47]" office:value-type="float" office:value="-322164" calcext:value-type="float">
            <text:p>-322164</text:p>
          </table:table-cell>
          <table:table-cell table:formula="of:=[.N47]/1000000" office:value-type="float" office:value="-0.322164" calcext:value-type="float">
            <text:p>-0,322164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46415" calcext:value-type="float">
            <text:p>146415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81430" calcext:value-type="float">
            <text:p>281430</text:p>
          </table:table-cell>
          <table:table-cell/>
          <table:table-cell table:formula="of:=[.E48]-[.L48]" office:value-type="float" office:value="-135015" calcext:value-type="float">
            <text:p>-135015</text:p>
          </table:table-cell>
          <table:table-cell table:formula="of:=[.N48]/1000000" office:value-type="float" office:value="-0.135015" calcext:value-type="float">
            <text:p>-0,135015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70636" calcext:value-type="float">
            <text:p>170636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95825" calcext:value-type="float">
            <text:p>495825</text:p>
          </table:table-cell>
          <table:table-cell/>
          <table:table-cell table:formula="of:=[.E49]-[.L49]" office:value-type="float" office:value="-325189" calcext:value-type="float">
            <text:p>-325189</text:p>
          </table:table-cell>
          <table:table-cell table:formula="of:=[.N49]/1000000" office:value-type="float" office:value="-0.325189" calcext:value-type="float">
            <text:p>-0,325189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60565" calcext:value-type="float">
            <text:p>160565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88771" calcext:value-type="float">
            <text:p>288771</text:p>
          </table:table-cell>
          <table:table-cell/>
          <table:table-cell table:formula="of:=[.E50]-[.L50]" office:value-type="float" office:value="-128206" calcext:value-type="float">
            <text:p>-128206</text:p>
          </table:table-cell>
          <table:table-cell table:formula="of:=[.N50]/1000000" office:value-type="float" office:value="-0.128206" calcext:value-type="float">
            <text:p>-0,128206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07875" calcext:value-type="float">
            <text:p>207875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39083" calcext:value-type="float">
            <text:p>539083</text:p>
          </table:table-cell>
          <table:table-cell/>
          <table:table-cell table:formula="of:=[.E51]-[.L51]" office:value-type="float" office:value="-331208" calcext:value-type="float">
            <text:p>-331208</text:p>
          </table:table-cell>
          <table:table-cell table:formula="of:=[.N51]/1000000" office:value-type="float" office:value="-0.331208" calcext:value-type="float">
            <text:p>-0,331208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64954" calcext:value-type="float">
            <text:p>164954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96811" calcext:value-type="float">
            <text:p>296811</text:p>
          </table:table-cell>
          <table:table-cell/>
          <table:table-cell table:formula="of:=[.E52]-[.L52]" office:value-type="float" office:value="-131857" calcext:value-type="float">
            <text:p>-131857</text:p>
          </table:table-cell>
          <table:table-cell table:formula="of:=[.N52]/1000000" office:value-type="float" office:value="-0.131857" calcext:value-type="float">
            <text:p>-0,131857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12127" calcext:value-type="float">
            <text:p>212127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19809" calcext:value-type="float">
            <text:p>519809</text:p>
          </table:table-cell>
          <table:table-cell/>
          <table:table-cell table:formula="of:=[.E53]-[.L53]" office:value-type="float" office:value="-307682" calcext:value-type="float">
            <text:p>-307682</text:p>
          </table:table-cell>
          <table:table-cell table:formula="of:=[.N53]/1000000" office:value-type="float" office:value="-0.307682" calcext:value-type="float">
            <text:p>-0,307682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70601" calcext:value-type="float">
            <text:p>170601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23032" calcext:value-type="float">
            <text:p>323032</text:p>
          </table:table-cell>
          <table:table-cell/>
          <table:table-cell table:formula="of:=[.E54]-[.L54]" office:value-type="float" office:value="-152431" calcext:value-type="float">
            <text:p>-152431</text:p>
          </table:table-cell>
          <table:table-cell table:formula="of:=[.N54]/1000000" office:value-type="float" office:value="-0.152431" calcext:value-type="float">
            <text:p>-0,152431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95369" calcext:value-type="float">
            <text:p>195369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94970" calcext:value-type="float">
            <text:p>594970</text:p>
          </table:table-cell>
          <table:table-cell/>
          <table:table-cell table:formula="of:=[.E55]-[.L55]" office:value-type="float" office:value="-399601" calcext:value-type="float">
            <text:p>-399601</text:p>
          </table:table-cell>
          <table:table-cell table:formula="of:=[.N55]/1000000" office:value-type="float" office:value="-0.399601" calcext:value-type="float">
            <text:p>-0,399601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95438" calcext:value-type="float">
            <text:p>195438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56398" calcext:value-type="float">
            <text:p>356398</text:p>
          </table:table-cell>
          <table:table-cell/>
          <table:table-cell table:formula="of:=[.E56]-[.L56]" office:value-type="float" office:value="-160960" calcext:value-type="float">
            <text:p>-160960</text:p>
          </table:table-cell>
          <table:table-cell table:formula="of:=[.N56]/1000000" office:value-type="float" office:value="-0.16096" calcext:value-type="float">
            <text:p>-0,16096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38606" calcext:value-type="float">
            <text:p>238606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628085" calcext:value-type="float">
            <text:p>628085</text:p>
          </table:table-cell>
          <table:table-cell/>
          <table:table-cell table:formula="of:=[.E57]-[.L57]" office:value-type="float" office:value="-389479" calcext:value-type="float">
            <text:p>-389479</text:p>
          </table:table-cell>
          <table:table-cell table:formula="of:=[.N57]/1000000" office:value-type="float" office:value="-0.389479" calcext:value-type="float">
            <text:p>-0,389479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86476" calcext:value-type="float">
            <text:p>186476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53757" calcext:value-type="float">
            <text:p>353757</text:p>
          </table:table-cell>
          <table:table-cell/>
          <table:table-cell table:formula="of:=[.E58]-[.L58]" office:value-type="float" office:value="-167281" calcext:value-type="float">
            <text:p>-167281</text:p>
          </table:table-cell>
          <table:table-cell table:formula="of:=[.N58]/1000000" office:value-type="float" office:value="-0.167281" calcext:value-type="float">
            <text:p>-0,167281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26613" calcext:value-type="float">
            <text:p>226613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636708" calcext:value-type="float">
            <text:p>636708</text:p>
          </table:table-cell>
          <table:table-cell/>
          <table:table-cell table:formula="of:=[.E59]-[.L59]" office:value-type="float" office:value="-410095" calcext:value-type="float">
            <text:p>-410095</text:p>
          </table:table-cell>
          <table:table-cell table:formula="of:=[.N59]/1000000" office:value-type="float" office:value="-0.410095" calcext:value-type="float">
            <text:p>-0,410095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09569" calcext:value-type="float">
            <text:p>209569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96074" calcext:value-type="float">
            <text:p>396074</text:p>
          </table:table-cell>
          <table:table-cell/>
          <table:table-cell table:formula="of:=[.E60]-[.L60]" office:value-type="float" office:value="-186505" calcext:value-type="float">
            <text:p>-186505</text:p>
          </table:table-cell>
          <table:table-cell table:formula="of:=[.N60]/1000000" office:value-type="float" office:value="-0.186505" calcext:value-type="float">
            <text:p>-0,186505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38083" calcext:value-type="float">
            <text:p>238083</text:p>
          </table:table-cell>
          <table:table-cell table:number-columns-repeated="2"/>
          <table:table-cell office:value-type="string" calcext:value-type="string">
            <text:p>simpleSRG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694257" calcext:value-type="float">
            <text:p>694257</text:p>
          </table:table-cell>
          <table:table-cell/>
          <table:table-cell table:formula="of:=[.E61]-[.L61]" office:value-type="float" office:value="-456174" calcext:value-type="float">
            <text:p>-456174</text:p>
          </table:table-cell>
          <table:table-cell table:formula="of:=[.N61]/1000000" office:value-type="float" office:value="-0.456174" calcext:value-type="float">
            <text:p>-0,456174</text:p>
          </table:table-cell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24550" calcext:value-type="float">
            <text:p>224550</text:p>
          </table:table-cell>
          <table:table-cell table:number-columns-repeated="2"/>
          <table:table-cell office:value-type="string" calcext:value-type="string">
            <text:p>simpleSRGcib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02332" calcext:value-type="float">
            <text:p>402332</text:p>
          </table:table-cell>
          <table:table-cell/>
          <table:table-cell table:formula="of:=[.E62]-[.L62]" office:value-type="float" office:value="-177782" calcext:value-type="float">
            <text:p>-177782</text:p>
          </table:table-cell>
          <table:table-cell table:formula="of:=[.N62]/1000000" office:value-type="float" office:value="-0.177782" calcext:value-type="float">
            <text:p>-0,1777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23T14:20:51.426309820</dc:date>
    <meta:editing-duration>PT2M23S</meta:editing-duration>
    <meta:editing-cycles>2</meta:editing-cycles>
    <meta:generator>LibreOffice/6.3.5.2$Linux_X86_64 LibreOffice_project/30$Build-2</meta:generator>
    <meta:document-statistic meta:table-count="1" meta:cell-count="745" meta:object-count="0"/>
  </office:meta>
</office:document-meta>
</file>